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5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DEUDOR CHAVEZ, AARON ROBERT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595091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NUC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881122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DEUDOR CHAVEZ, AARON ROBERT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595091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98 811 221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30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5/11/2021</text:p>
          </table:table-cell>
          <table:table-cell table:style-name="Tabla2.A3" office:value-type="string">
            <text:p text:style-name="P22">39618501</text:p>
          </table:table-cell>
          <table:table-cell table:style-name="Tabla2.D3" office:value-type="string">
            <text:p text:style-name="P23">4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9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5T20:38:1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